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language="it" fo:country="I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officeooo:paragraph-rsid="0028fb0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it" fo:country="IT" fo:font-style="normal" fo:font-weight="normal" officeooo:paragraph-rsid="002b5f0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it" fo:country="IT" fo:font-style="normal" fo:font-weight="normal" officeooo:paragraph-rsid="002e438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language="it" fo:country="IT" fo:font-style="normal" fo:font-weight="bold" officeooo:paragraph-rsid="002b5f03" style:font-size-asian="16pt" style:font-style-asian="normal" style:font-weight-asian="bold" style:font-size-complex="16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ESAME DI STATO </text:p>
      <text:p text:style-name="P2"/>
      <text:p text:style-name="P2">GABRIELE PACE 5AIA</text:p>
      <text:p text:style-name="P2"/>
      <text:p text:style-name="P2"/>
      <text:p text:style-name="P3">L’azienda GreenHouse, che in ambito di agricoltura si occupa di coltivare delle serre nel modo più sostenibile possibile, ha deciso di innovare i suoi sistemi di coltivazione lasciando che sia la tecnologia a svolgere la maggior parte delle funzioni: misurazioni di temperatura, umidità, luce, e conta di foglie, fusti e altezza massima per ogni singola piantina.</text:p>
      <text:p text:style-name="P3"/>
      <text:p text:style-name="P9">L’azienda si occupa della coltivazione di un singolo ortaggio per un determinato periodo di tempo. Vuole, grazie all’automatizzazione da parte del micro-controllore, essere in grado di mantenere nella serra i valori vitali (come sopra citati, temperatura e umidità) delle piante anche fuori stagione, questo grazie a sistemi di riscaldamento-raffreddamento totalmente automatizzati. </text:p>
      <text:p text:style-name="P9"/>
      <text:p text:style-name="P10">Ogni singolo dipendente deve essere in grado, solo dopo essere stato autorizzato, a inserire giornalmente, e senza avere la possibilità di ripetere tale azione due volte per lo stesso giorno, i valori vitali all’interno della serra.</text:p>
      <text:p text:style-name="P10"/>
      <text:p text:style-name="P10">Vi è comunque una gerarchia da rispettare all’interno dell’azienda GH, la seguente:</text:p>
      <text:p text:style-name="P10">Il Direttore Generale, il dott. Mario Rossi, ha il potere di registrare, e quindi garantire gli adeguati permessi ai nuovi dipendenti.</text:p>
      <text:p text:style-name="P10">Il Direttore, insieme al responsabile delle vendite, il Dott. Luigi Bianchi, possono avere accesso ai dati inseriti e visualizzarli su un grafico.</text:p>
      <text:p text:style-name="P10">I dipendenti adibiti alle misurazioni possono inserire nuovi dati e cancellare solo e soltanto quelli inseriti da loro stessi - non quelli di qualche altro dipendente -. 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2:06:46.377746713</meta:creation-date>
    <dc:date>2022-02-03T16:31:44.477117239</dc:date>
    <meta:editing-duration>PT25M12S</meta:editing-duration>
    <meta:editing-cycles>12</meta:editing-cycles>
    <meta:generator>LibreOffice/7.2.1.2$Linux_X86_64 LibreOffice_project/87b77fad49947c1441b67c559c339af8f3517e22</meta:generator>
    <meta:document-statistic meta:table-count="0" meta:image-count="0" meta:object-count="0" meta:page-count="1" meta:paragraph-count="9" meta:word-count="232" meta:character-count="1553" meta:non-whitespace-character-count="1327"/>
  </office:meta>
</office:document-meta>
</file>